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family="'Nimbus Sans L'" style:font-family-generic="swiss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Nimbus Sans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038cm" svg:x="1cm" svg:y="0.038cm">
          <draw:text-box>
            <text:p text:style-name="P1"><text:span text:style-name="T1">x &gt; y</text:span></text:p>
          </draw:text-box>
        </draw:frame>
        <draw:frame draw:style-name="gr2" draw:text-style-name="P1" draw:layer="layout" svg:width="1.5cm" svg:height="1.038cm" svg:x="1cm" svg:y="1.038cm">
          <draw:text-box>
            <text:p text:style-name="P1"><text:span text:style-name="T1">if</text:span></text:p>
          </draw:text-box>
        </draw:frame>
        <draw:frame draw:style-name="gr2" draw:text-style-name="P1" draw:layer="layout" svg:width="2.5cm" svg:height="1.038cm" svg:x="1cm" svg:y="2.006cm">
          <draw:text-box>
            <text:p text:style-name="P1"><text:span text:style-name="T1">a = x</text:span></text:p>
          </draw:text-box>
        </draw:frame>
        <draw:frame draw:style-name="gr3" draw:text-style-name="P1" draw:layer="layout" svg:width="2cm" svg:height="1.038cm" svg:x="1cm" svg:y="4.006cm">
          <draw:text-box>
            <text:p text:style-name="P1"><text:span text:style-name="T1">a = y</text:span></text:p>
          </draw:text-box>
        </draw:frame>
        <draw:frame draw:style-name="gr2" draw:text-style-name="P1" draw:layer="layout" svg:width="3cm" svg:height="1.038cm" svg:x="1cm" svg:y="2.962cm">
          <draw:text-box>
            <text:p text:style-name="P1"><text:span text:style-name="T1">jump</text:span></text:p>
          </draw:text-box>
        </draw:frame>
        <draw:frame draw:style-name="gr2" draw:text-style-name="P1" draw:layer="layout" svg:width="2.5cm" svg:height="1.038cm" svg:x="1cm" svg:y="5cm">
          <draw:text-box>
            <text:p text:style-name="P1"><text:span text:style-name="T1">a * a</text:span></text:p>
          </draw:text-box>
        </draw:frame>
        <draw:line draw:style-name="gr4" draw:text-style-name="P2" draw:layer="layout" svg:x1="0.5cm" svg:y1="1.538cm" svg:x2="1cm" svg:y2="1.538cm">
          <text:p/>
        </draw:line>
        <draw:line draw:style-name="gr4" draw:text-style-name="P2" draw:layer="layout" svg:x1="0.5cm" svg:y1="4.538cm" svg:x2="0.5cm" svg:y2="1.538cm">
          <text:p/>
        </draw:line>
        <draw:line draw:style-name="gr5" draw:text-style-name="P2" draw:layer="layout" svg:x1="0.5cm" svg:y1="4.538cm" svg:x2="1cm" svg:y2="4.538cm">
          <text:p/>
        </draw:line>
        <draw:line draw:style-name="gr4" draw:text-style-name="P2" draw:layer="layout" svg:x1="3cm" svg:y1="3.538cm" svg:x2="3.5cm" svg:y2="3.538cm">
          <text:p/>
        </draw:line>
        <draw:line draw:style-name="gr4" draw:text-style-name="P2" draw:layer="layout" svg:x1="3.5cm" svg:y1="5.538cm" svg:x2="3.5cm" svg:y2="3.538cm">
          <text:p/>
        </draw:line>
        <draw:line draw:style-name="gr5" draw:text-style-name="P2" draw:layer="layout" svg:x1="3.5cm" svg:y1="5.538cm" svg:x2="3cm" svg:y2="5.5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OBORI Ikuo</meta:initial-creator>
    <meta:creation-date>2011-01-12T23:05:43</meta:creation-date>
    <dc:date>2011-02-03T03:23:30</dc:date>
    <dc:creator>KOBORI Ikuo</dc:creator>
    <meta:editing-duration>PT00H03M26S</meta:editing-duration>
    <meta:editing-cycles>2</meta:editing-cycles>
    <meta:generator>OpenOffice.org/3.2$Unix OpenOffice.org_project/320m18$Build-9502</meta:generator>
    <meta:document-statistic meta:object-count="12"/>
  </office:meta>
</office:document-meta>
</file>